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wrap-option="wrap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Close_20_dotted" svg:stroke-width="0cm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4.278cm"/>
    </style:style>
    <style:style style:name="P1" style:family="paragraph">
      <style:paragraph-properties fo:text-align="center"/>
      <style:text-properties fo:font-size="12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2pt" style:font-size-asian="18pt" style:font-size-complex="18pt"/>
    </style:style>
    <style:style style:name="P5" style:family="paragraph">
      <style:text-properties fo:font-size="12pt" fo:font-weight="bold" style:font-size-asian="18pt" style:font-weight-asian="bold" style:font-size-complex="18pt" style:font-weight-complex="bold"/>
    </style:style>
    <style:style style:name="T1" style:family="text">
      <style:text-properties style:font-size-asian="14pt" style:font-size-complex="14pt"/>
    </style:style>
    <style:style style:name="T2" style:family="text">
      <style:text-properties fo:font-size="9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3.7cm" svg:height="1.7cm" svg:x="6.297cm" svg:y="1.156cm">
          <text:p text:style-name="P1"><text:span text:style-name="T1">Protocol input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7cm" svg:height="1.7cm" svg:x="6.297cm" svg:y="6.799cm">
          <text:p text:style-name="P1"><text:span text:style-name="T1">Protocol librar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7cm" svg:height="1.7cm" svg:x="10cm" svg:y="4cm">
          <text:p text:style-name="P1"><text:span text:style-name="T1">Imported protocol librari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7cm" svg:height="1.7cm" svg:x="6.297cm" svg:y="10.399cm">
          <text:p text:style-name="P1"><text:span text:style-name="T1">Post-processin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.7cm" svg:height="1.7cm" svg:x="1.949cm" svg:y="4.799cm">
          <text:p text:style-name="P1"><text:span text:style-name="T1">Simulation result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7cm" svg:height="1.7cm" svg:x="1.949cm" svg:y="1.699cm">
          <text:p text:style-name="P1"><text:span text:style-name="T1">Model variabl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7cm" svg:height="1.7cm" svg:x="1.2cm" svg:y="18.1cm">
          <text:p text:style-name="P1"><text:span text:style-name="T1">Function bod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7cm" svg:height="1.7cm" svg:x="1.199cm" svg:y="15.499cm">
          <text:p text:style-name="P1"><text:span text:style-name="T1">Statically enclosing scop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3.7cm" svg:height="1.7cm" svg:x="1.949cm" svg:y="8.7cm">
          <text:p text:style-name="P1"><text:span text:style-name="T1">Running simulation</text:span></text:p>
          <text:p text:style-name="P1"><text:span text:style-name="T2">(used for ranges and modifiers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3.7cm" svg:height="1.7cm" svg:x="1.949cm" svg:y="11.899cm">
          <text:p text:style-name="P1"><text:span text:style-name="T1">Nested running simulation</text:span></text:p>
          <text:p text:style-name="P1"><text:span text:style-name="T2">(delegates to next outer loop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7cm" svg:height="1.7cm" svg:x="9.2cm" svg:y="14.2cm">
          <text:p text:style-name="P1"><text:span text:style-name="T1">Protocol output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.05cm" svg:y1="18.1cm" svg:x2="3.049cm" svg:y2="17.199cm" draw:start-shape="id1" draw:start-glue-point="0" draw:end-shape="id2" draw:end-glue-point="2" svg:d="m3050 18100v-450h-1v-451">
          <text:p/>
        </draw:connector>
        <draw:connector draw:style-name="gr3" draw:text-style-name="P3" draw:layer="layout" svg:x1="9.997cm" svg:y1="11.249cm" svg:x2="11.05cm" svg:y2="14.2cm" draw:start-shape="id3" draw:start-glue-point="1" draw:end-shape="id4" draw:end-glue-point="0" svg:d="m9997 11249h1053v2951">
          <text:p/>
        </draw:connector>
        <draw:frame draw:style-name="gr4" draw:text-style-name="P2" draw:layer="layout" svg:width="2.678cm" svg:height="0.64cm" draw:transform="rotate (1.5707963267949) translate (11.06cm 13.9cm)">
          <draw:text-box>
            <text:p text:style-name="P2"><text:span text:style-name="T3">Values copied</text:span></text:p>
          </draw:text-box>
        </draw:frame>
        <draw:connector draw:style-name="gr2" draw:text-style-name="P2" draw:layer="layout" svg:x1="8.147cm" svg:y1="6.799cm" svg:x2="8.147cm" svg:y2="2.856cm" draw:start-shape="id5" draw:start-glue-point="0" draw:end-shape="id6" draw:end-glue-point="2" svg:d="m8147 6799v-3943">
          <text:p/>
        </draw:connector>
        <draw:connector draw:style-name="gr5" draw:text-style-name="P2" draw:layer="layout" svg:x1="9.997cm" svg:y1="7.649cm" svg:x2="11.85cm" svg:y2="5.7cm" draw:start-shape="id5" draw:start-glue-point="1" draw:end-shape="id7" draw:end-glue-point="2" svg:d="m9997 7649h1853v-1949">
          <text:p/>
        </draw:connector>
        <draw:connector draw:style-name="gr5" draw:text-style-name="P2" draw:layer="layout" draw:type="line" svg:x1="8.147cm" svg:y1="6.799cm" svg:x2="5.649cm" svg:y2="5.649cm" draw:start-shape="id5" draw:start-glue-point="0" draw:end-shape="id8" draw:end-glue-point="1" svg:d="m8147 6799-2498-1150">
          <text:p/>
        </draw:connector>
        <draw:connector draw:style-name="gr5" draw:text-style-name="P2" draw:layer="layout" svg:x1="3.799cm" svg:y1="4.799cm" svg:x2="3.799cm" svg:y2="3.399cm" draw:start-shape="id8" draw:end-shape="id9" draw:end-glue-point="2" svg:d="m3799 4799v-1400">
          <text:p/>
        </draw:connector>
        <draw:connector draw:style-name="gr2" draw:text-style-name="P2" draw:layer="layout" svg:x1="3.799cm" svg:y1="8.7cm" svg:x2="6.297cm" svg:y2="7.649cm" draw:start-shape="id10" draw:end-shape="id5" draw:end-glue-point="3" svg:d="m3799 8700v-1051h2498">
          <text:p/>
        </draw:connector>
        <draw:connector draw:style-name="gr5" draw:text-style-name="P2" draw:layer="layout" svg:x1="1.949cm" svg:y1="9.55cm" svg:x2="1.949cm" svg:y2="2.549cm" draw:start-shape="id10" draw:start-glue-point="3" draw:end-shape="id9" draw:end-glue-point="3" svg:d="m1949 9550h-501v-7001h501">
          <text:p/>
        </draw:connector>
        <draw:connector draw:style-name="gr2" draw:text-style-name="P2" draw:layer="layout" svg:x1="3.799cm" svg:y1="11.899cm" svg:x2="3.799cm" svg:y2="10.4cm" draw:start-shape="id11" draw:end-shape="id10" draw:end-glue-point="2" svg:d="m3799 11899v-1499">
          <text:p/>
        </draw:connector>
        <draw:connector draw:style-name="gr2" draw:text-style-name="P2" draw:layer="layout" svg:x1="8.147cm" svg:y1="10.399cm" svg:x2="8.147cm" svg:y2="8.499cm" draw:start-shape="id3" draw:start-glue-point="0" draw:end-shape="id5" draw:end-glue-point="2" svg:d="m8147 10399v-1900">
          <text:p/>
        </draw:connector>
        <draw:connector draw:style-name="gr2" draw:text-style-name="P2" draw:layer="layout" svg:x1="7.196cm" svg:y1="18.335cm" svg:x2="9.201cm" svg:y2="18.324cm" svg:d="m7196 18335h1003v-11h1002">
          <text:p/>
        </draw:connector>
        <draw:connector draw:style-name="gr5" draw:text-style-name="P2" draw:layer="layout" svg:x1="7.196cm" svg:y1="19.473cm" svg:x2="9.2cm" svg:y2="19.474cm" svg:d="m7196 19473h1002v1h1002">
          <text:p/>
        </draw:connector>
        <draw:frame draw:style-name="gr4" draw:text-style-name="P4" draw:layer="layout" svg:width="3.931cm" svg:height="0.725cm" svg:x="9.2cm" svg:y="18cm">
          <draw:text-box>
            <text:p text:style-name="P4"><text:span text:style-name="T4">Default delegation</text:span></text:p>
          </draw:text-box>
        </draw:frame>
        <draw:frame draw:style-name="gr4" draw:text-style-name="P4" draw:layer="layout" svg:width="4.553cm" svg:height="0.725cm" svg:x="9.201cm" svg:y="19.101cm">
          <draw:text-box>
            <text:p text:style-name="P4"><text:span text:style-name="T4">Delegation with prefix</text:span></text:p>
          </draw:text-box>
        </draw:frame>
        <draw:frame draw:style-name="gr4" draw:text-style-name="P5" draw:layer="layout" svg:width="1.268cm" svg:height="0.738cm" svg:x="6.901cm" svg:y="17.301cm">
          <draw:text-box>
            <text:p text:style-name="P5"><text:span text:style-name="T5">Key</text:span></text:p>
          </draw:text-box>
        </draw:frame>
        <draw:custom-shape draw:style-name="gr6" draw:text-style-name="P2" draw:layer="layout" svg:width="6.9cm" svg:height="2.7cm" svg:x="6.9cm" svg:y="17.3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4.778cm" svg:height="0.64cm" draw:transform="rotate (1.5707963267949) translate (0.912cm 8.378cm)">
          <draw:text-box>
            <text:p text:style-name="P2"><text:span text:style-name="T3">Ontology namespace prefix</text:span></text:p>
          </draw:text-box>
        </draw:frame>
        <draw:frame draw:style-name="gr4" draw:text-style-name="P2" draw:layer="layout" svg:width="1.404cm" svg:height="0.64cm" svg:x="7.278cm" svg:y="18.978cm">
          <draw:text-box>
            <text:p text:style-name="P2"><text:span text:style-name="T3">Prefix</text:span></text:p>
          </draw:text-box>
        </draw:frame>
        <draw:frame draw:style-name="gr4" draw:text-style-name="P2" draw:layer="layout" svg:width="1.505cm" svg:height="1.029cm" svg:x="10.57cm" svg:y="6.674cm">
          <draw:text-box>
            <text:p text:style-name="P2"><text:span text:style-name="T3">Import</text:span></text:p>
            <text:p text:style-name="P2"><text:span text:style-name="T3">prefix</text:span></text:p>
          </draw:text-box>
        </draw:frame>
        <draw:frame draw:style-name="gr7" draw:text-style-name="P2" draw:layer="layout" svg:width="4.778cm" svg:height="0.64cm" svg:x="2.142cm" svg:y="3.872cm">
          <draw:text-box>
            <text:p text:style-name="P2"><text:span text:style-name="T3">Ontology namespace prefix</text:span></text:p>
          </draw:text-box>
        </draw:frame>
        <draw:frame draw:style-name="gr4" draw:text-style-name="P2" draw:layer="layout" svg:width="2.14cm" svg:height="1.029cm" draw:transform="rotate (-0.436332312998582) translate (6.188cm 4.872cm)">
          <draw:text-box>
            <text:p text:style-name="P2"><text:span text:style-name="T3">Simulation</text:span></text:p>
            <text:p text:style-name="P2"><text:span text:style-name="T3">prefi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Close_20_dotted" draw:display-name="Close dotted" draw:style="rect" draw:dots1="1" draw:distance="0.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11T12:11:41.25</meta:creation-date>
    <dc:date>2012-07-11T13:51:13.90</dc:date>
    <meta:editing-duration>PT1H27M41S</meta:editing-duration>
    <meta:editing-cycles>3</meta:editing-cycles>
    <meta:generator>LibreOffice/3.5$Windows_x86 LibreOffice_project/235ab8a-3802056-4a8fed3-2d66ea8-e241b80</meta:generator>
    <meta:document-statistic meta:object-count="33"/>
  </office:meta>
</office:document-meta>
</file>